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5-26</text:p>
          </table:table-cell>
          <table:table-cell office:value-type="string" calcext:value-type="string">
            <text:p>2024-25</text:p>
          </table:table-cell>
          <table:table-cell office:value-type="string" calcext:value-type="string">
            <text:p>2021-2025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table:formula="of:=[$'2026'.B2]/[$'2026'.B2]" office:value-type="float" office:value="1" calcext:value-type="float">
            <text:p>1</text:p>
          </table:table-cell>
          <table:table-cell table:formula="of:=[$'2025'.B2]/[$'2025'.B$2]" office:value-type="float" office:value="1" calcext:value-type="float">
            <text:p>1</text:p>
          </table:table-cell>
          <table:table-cell table:formula="of:=SUM([$'2025'.B2];[$'2024'.B2];[$'2023'.B2];[$'2022'.B2]; [$'2021'.B2])/SUM([$'2025'.B$2];[$'2024'.B$2];[$'2023'.B$2];[$'2022'.B$2]; [$'2021'.B$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table:formula="of:=[$'2026'.B3]/[$'2026'.B2]" office:value-type="float" office:value="0.407407407407407" calcext:value-type="float">
            <text:p>0.407407407407407</text:p>
          </table:table-cell>
          <table:table-cell table:formula="of:=[$'2025'.B3]/[$'2025'.B$2]" office:value-type="float" office:value="0.366666666666667" calcext:value-type="float">
            <text:p>0.366666666666667</text:p>
          </table:table-cell>
          <table:table-cell table:formula="of:=SUM([$'2025'.B3];[$'2024'.B3];[$'2023'.B3];[$'2022'.B3]; [$'2021'.B3])/SUM([$'2025'.B$2];[$'2024'.B$2];[$'2023'.B$2];[$'2022'.B$2]; [$'2021'.B$2])" office:value-type="float" office:value="0.396946564885496" calcext:value-type="float">
            <text:p>0.396946564885496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table:formula="of:=[$'2026'.B4]/[$'2026'.B$2]" office:value-type="float" office:value="0.185185185185185" calcext:value-type="float">
            <text:p>0.185185185185185</text:p>
          </table:table-cell>
          <table:table-cell table:formula="of:=[$'2025'.B4]/[$'2025'.B$2]" office:value-type="float" office:value="0.166666666666667" calcext:value-type="float">
            <text:p>0.166666666666667</text:p>
          </table:table-cell>
          <table:table-cell table:formula="of:=SUM([$'2025'.B4];[$'2024'.B4];[$'2023'.B4];[$'2022'.B4]; [$'2021'.B4])/SUM([$'2025'.B$2];[$'2024'.B$2];[$'2023'.B$2];[$'2022'.B$2]; [$'2021'.B$2])" office:value-type="float" office:value="0.175572519083969" calcext:value-type="float">
            <text:p>0.175572519083969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table:formula="of:=[$'2026'.B5]/[$'2026'.B$2]" office:value-type="float" office:value="0.222222222222222" calcext:value-type="float">
            <text:p>0.222222222222222</text:p>
          </table:table-cell>
          <table:table-cell table:formula="of:=[$'2025'.B5]/[$'2025'.B$2]" office:value-type="float" office:value="0.2" calcext:value-type="float">
            <text:p>0.2</text:p>
          </table:table-cell>
          <table:table-cell table:formula="of:=SUM([$'2025'.B5];[$'2024'.B5];[$'2023'.B5];[$'2022'.B5]; [$'2021'.B5])/SUM([$'2025'.B$2];[$'2024'.B$2];[$'2023'.B$2];[$'2022'.B$2]; [$'2021'.B$2])" office:value-type="float" office:value="0.221374045801527" calcext:value-type="float">
            <text:p>0.221374045801527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$'2026'.B6]/[$'2026'.B$2]" office:value-type="float" office:value="0.592592592592593" calcext:value-type="float">
            <text:p>0.592592592592593</text:p>
          </table:table-cell>
          <table:table-cell table:formula="of:=[$'2025'.B6]/[$'2025'.B$2]" office:value-type="float" office:value="0.633333333333333" calcext:value-type="float">
            <text:p>0.633333333333333</text:p>
          </table:table-cell>
          <table:table-cell table:formula="of:=SUM([$'2025'.B6];[$'2024'.B6];[$'2023'.B6];[$'2022'.B6]; [$'2021'.B6])/SUM([$'2025'.B$2];[$'2024'.B$2];[$'2023'.B$2];[$'2022'.B$2]; [$'2021'.B$2])" office:value-type="float" office:value="0.618320610687023" calcext:value-type="float">
            <text:p>0.618320610687023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table:formula="of:=[$'2026'.B7]/[$'2026'.B$2]" office:value-type="float" office:value="0.222222222222222" calcext:value-type="float">
            <text:p>0.222222222222222</text:p>
          </table:table-cell>
          <table:table-cell table:formula="of:=[$'2025'.B7]/[$'2025'.B$2]" office:value-type="float" office:value="0.266666666666667" calcext:value-type="float">
            <text:p>0.266666666666667</text:p>
          </table:table-cell>
          <table:table-cell table:formula="of:=SUM([$'2025'.B7];[$'2024'.B7];[$'2023'.B7];[$'2022'.B7]; [$'2021'.B7])/SUM([$'2025'.B$2];[$'2024'.B$2];[$'2023'.B$2];[$'2022'.B$2]; [$'2021'.B$2])" office:value-type="float" office:value="0.290076335877863" calcext:value-type="float">
            <text:p>0.290076335877863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table:formula="of:=[$'2026'.B8]/[$'2026'.B$2]" office:value-type="float" office:value="0.296296296296296" calcext:value-type="float">
            <text:p>0.296296296296296</text:p>
          </table:table-cell>
          <table:table-cell table:formula="of:=[$'2025'.B8]/[$'2025'.B$2]" office:value-type="float" office:value="0.3" calcext:value-type="float">
            <text:p>0.3</text:p>
          </table:table-cell>
          <table:table-cell table:formula="of:=SUM([$'2025'.B8];[$'2024'.B8];[$'2023'.B8];[$'2022'.B8]; [$'2021'.B8])/SUM([$'2025'.B$2];[$'2024'.B$2];[$'2023'.B$2];[$'2022'.B$2]; [$'2021'.B$2])" office:value-type="float" office:value="0.297709923664122" calcext:value-type="float">
            <text:p>0.297709923664122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table:formula="of:=[$'2026'.B9]/[$'2026'.B$2]" office:value-type="float" office:value="0.0740740740740741" calcext:value-type="float">
            <text:p>0.0740740740740741</text:p>
          </table:table-cell>
          <table:table-cell table:formula="of:=[$'2025'.B9]/[$'2025'.B$2]" office:value-type="float" office:value="0.0666666666666667" calcext:value-type="float">
            <text:p>0.0666666666666667</text:p>
          </table:table-cell>
          <table:table-cell table:formula="of:=SUM([$'2025'.B9];[$'2024'.B9];[$'2023'.B9];[$'2022'.B9]; [$'2021'.B9])/SUM([$'2025'.B$2];[$'2024'.B$2];[$'2023'.B$2];[$'2022'.B$2]; [$'2021'.B$2])" office:value-type="float" office:value="0.0305343511450382" calcext:value-type="float">
            <text:p>0.0305343511450382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table:formula="of:=[$'2026'.B10]/[$'2026'.B$2]" office:value-type="float" office:value="0.259259259259259" calcext:value-type="float">
            <text:p>0.259259259259259</text:p>
          </table:table-cell>
          <table:table-cell table:formula="of:=[$'2025'.B10]/[$'2025'.B$2]" office:value-type="float" office:value="0.3" calcext:value-type="float">
            <text:p>0.3</text:p>
          </table:table-cell>
          <table:table-cell table:formula="of:=SUM([$'2025'.B10];[$'2024'.B10];[$'2023'.B10];[$'2022'.B10]; [$'2021'.B10])/SUM([$'2025'.B$2];[$'2024'.B$2];[$'2023'.B$2];[$'2022'.B$2]; [$'2021'.B$2])" office:value-type="float" office:value="0.267175572519084" calcext:value-type="float">
            <text:p>0.267175572519084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table:formula="of:=[$'2026'.B11]/[$'2026'.B$2]" office:value-type="float" office:value="0.296296296296296" calcext:value-type="float">
            <text:p>0.296296296296296</text:p>
          </table:table-cell>
          <table:table-cell table:formula="of:=[$'2025'.B11]/[$'2025'.B$2]" office:value-type="float" office:value="0.3" calcext:value-type="float">
            <text:p>0.3</text:p>
          </table:table-cell>
          <table:table-cell table:formula="of:=SUM([$'2025'.B11];[$'2024'.B11];[$'2023'.B11];[$'2022'.B11]; [$'2021'.B11])/SUM([$'2025'.B$2];[$'2024'.B$2];[$'2023'.B$2];[$'2022'.B$2]; [$'2021'.B$2])" office:value-type="float" office:value="0.267175572519084" calcext:value-type="float">
            <text:p>0.267175572519084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table:formula="of:=[$'2026'.B12]/[$'2026'.B$2]" office:value-type="float" office:value="0.037037037037037" calcext:value-type="float">
            <text:p>0.037037037037037</text:p>
          </table:table-cell>
          <table:table-cell table:formula="of:=[$'2025'.B12]/[$'2025'.B$2]" office:value-type="float" office:value="0.0333333333333333" calcext:value-type="float">
            <text:p>0.0333333333333333</text:p>
          </table:table-cell>
          <table:table-cell table:formula="of:=SUM([$'2025'.B12];[$'2024'.B12];[$'2023'.B12];[$'2022'.B12]; [$'2021'.B12])/SUM([$'2025'.B$2];[$'2024'.B$2];[$'2023'.B$2];[$'2022'.B$2]; [$'2021'.B$2])" office:value-type="float" office:value="0.083969465648855" calcext:value-type="float">
            <text:p>0.08396946564885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table:formula="of:=[$'2026'.B13]/[$'2026'.B$2]" office:value-type="float" office:value="0.407407407407407" calcext:value-type="float">
            <text:p>0.407407407407407</text:p>
          </table:table-cell>
          <table:table-cell table:formula="of:=[$'2025'.B13]/[$'2025'.B$2]" office:value-type="float" office:value="0.433333333333333" calcext:value-type="float">
            <text:p>0.433333333333333</text:p>
          </table:table-cell>
          <table:table-cell table:formula="of:=SUM([$'2025'.B13];[$'2024'.B13];[$'2023'.B13];[$'2022'.B13]; [$'2021'.B13])/SUM([$'2025'.B$2];[$'2024'.B$2];[$'2023'.B$2];[$'2022'.B$2]; [$'2021'.B$2])" office:value-type="float" office:value="0.458015267175573" calcext:value-type="float">
            <text:p>0.458015267175573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table:formula="of:=[$'2026'.B14]/[$'2026'.B$2]" office:value-type="float" office:value="0.518518518518519" calcext:value-type="float">
            <text:p>0.518518518518519</text:p>
          </table:table-cell>
          <table:table-cell table:formula="of:=[$'2025'.B14]/[$'2025'.B$2]" office:value-type="float" office:value="0.5" calcext:value-type="float">
            <text:p>0.5</text:p>
          </table:table-cell>
          <table:table-cell table:formula="of:=SUM([$'2025'.B14];[$'2024'.B14];[$'2023'.B14];[$'2022'.B14]; [$'2021'.B14])/SUM([$'2025'.B$2];[$'2024'.B$2];[$'2023'.B$2];[$'2022'.B$2]; [$'2021'.B$2])" office:value-type="float" office:value="0.511450381679389" calcext:value-type="float">
            <text:p>0.511450381679389</text:p>
          </table:table-cell>
        </table:table-row>
      </table:table>
      <table:table table:name="202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5-26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202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4-25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202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3-24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202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202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202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8:39:33.220345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2:57:33.444481024</meta:creation-date>
    <dc:date>2025-09-25T19:38:17.731054136</dc:date>
    <meta:editing-duration>P11DT20H40M22S</meta:editing-duration>
    <meta:editing-cycles>42</meta:editing-cycles>
    <meta:generator>LibreOffice/24.8.4.2$MacOSX_AARCH64 LibreOffice_project/bb3cfa12c7b1bf994ecc5649a80400d06cd71002</meta:generator>
    <meta:document-statistic meta:table-count="7" meta:cell-count="224" meta:object-count="0"/>
  </office:meta>
</office:document-meta>
</file>